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solid" svg:stroke-width="0.4mm" svg:stroke-color="#000000" draw:marker-start-width="2.6mm" draw:marker-end-width="2.6mm" draw:fill="none" draw:textarea-horizontal-align="center" draw:textarea-vertical-align="middle" fo:padding-top="0.2mm" fo:padding-bottom="0.2mm" fo:padding-left="0.2mm" fo:padding-right="0.2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89.74mm" svg:x="3.04mm" svg:y="42.65mm">
            <draw:object draw:notify-on-update-of-ranges="Tabelle1.A3:Tabelle1.A3 Tabelle1.B3:Tabelle1.B3 Tabelle1.A4:Tabelle1.A9 Tabelle1.B2:Tabelle1.B2 Tabelle1.B4:Tabelle1.B9 Tabelle1.A4:Tabelle1.A9 Tabelle1.C2:Tabelle1.C2 Tabelle1.C4:Tabelle1.C9 Tabelle1.A3:Tabelle1.A3 Tabelle1.D3:Tabelle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74mm" svg:x="183.32mm" svg:y="42.77mm">
            <draw:object draw:notify-on-update-of-ranges="Tabelle1.I3:Tabelle1.I3 Tabelle1.J3:Tabelle1.J3 Tabelle1.I4:Tabelle1.I9 Tabelle1.J2:Tabelle1.J2 Tabelle1.J4:Tabelle1.J9 Tabelle1.I4:Tabelle1.I9 Tabelle1.K2:Tabelle1.K2 Tabelle1.K4:Tabelle1.K9 Tabelle1.I3:Tabelle1.I3 Tabelle1.L3:Tabelle1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74mm" svg:x="183.3mm" svg:y="182.79mm">
            <draw:object draw:notify-on-update-of-ranges="Tabelle1.I34:Tabelle1.I34 Tabelle1.J34:Tabelle1.J34 Tabelle1.I35:Tabelle1.I40 Tabelle1.J33:Tabelle1.J33 Tabelle1.J35:Tabelle1.J40 Tabelle1.I35:Tabelle1.I40 Tabelle1.K33:Tabelle1.K33 Tabelle1.K35:Tabelle1.K40 Tabelle1.I34:Tabelle1.I34 Tabelle1.L34:Tabelle1.L34 Tabelle1.I35:Tabelle1.I40 Tabelle1.L33:Tabelle1.L33 Tabelle1.L35:Tabelle1.L40 Tabelle1.I35:Tabelle1.I40 Tabelle1.M33:Tabelle1.M33 Tabelle1.M35:Tabelle1.M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est 1: postgres 10.2 vs. cockroach 2.0-alpha.20180212</text:p>
          </table:table-cell>
          <table:table-cell table:number-columns-repeated="7"/>
          <table:table-cell office:value-type="string" calcext:value-type="string">
            <text:p>Test 2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  <table:table-cell/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table:formula="of:=[.B3]" office:value-type="float" office:value="6348" calcext:value-type="float">
            <text:p>6348</text:p>
          </table:table-cell>
          <table:table-cell office:value-type="float" office:value="4444" calcext:value-type="float">
            <text:p>4444</text:p>
          </table:table-cell>
          <table:table-cell table:formula="of:=[.D3]" office:value-type="float" office:value="4444" calcext:value-type="float">
            <text:p>4444</text:p>
          </table:table-cell>
          <table:table-cell/>
          <table:table-cell table:style-name="ce1" table:formula="of:=[.E3]/[.C3]" office:value-type="percentage" office:value="0.700063011972275" calcext:value-type="percentage">
            <text:p>70,01 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18" calcext:value-type="float">
            <text:p>6918</text:p>
          </table:table-cell>
          <table:table-cell table:formula="of:=[.J3]" office:value-type="float" office:value="6918" calcext:value-type="float">
            <text:p>6918</text:p>
          </table:table-cell>
          <table:table-cell office:value-type="float" office:value="2092" calcext:value-type="float">
            <text:p>2092</text:p>
          </table:table-cell>
          <table:table-cell table:formula="of:=[.L3]" office:value-type="float" office:value="2092" calcext:value-type="float">
            <text:p>2092</text:p>
          </table:table-cell>
          <table:table-cell/>
          <table:table-cell table:style-name="ce1" table:formula="of:=[.M3]/[.K3]" office:value-type="percentage" office:value="0.302399537438566" calcext:value-type="percentage">
            <text:p>30,24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4" calcext:value-type="float">
            <text:p>4404</text:p>
          </table:table-cell>
          <table:table-cell table:formula="of:=[.A4]*[.B4]" office:value-type="float" office:value="4404" calcext:value-type="float">
            <text:p>44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28" calcext:value-type="float">
            <text:p>4528</text:p>
          </table:table-cell>
          <table:table-cell table:formula="of:=[.I4]*[.J4]"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5" calcext:value-type="float">
            <text:p>3985</text:p>
          </table:table-cell>
          <table:table-cell table:formula="of:=[.A5]*[.B5]" office:value-type="float" office:value="7970" calcext:value-type="float">
            <text:p>797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58" calcext:value-type="float">
            <text:p>3958</text:p>
          </table:table-cell>
          <table:table-cell table:formula="of:=[.I5]*[.J5]"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7" calcext:value-type="float">
            <text:p>3487</text:p>
          </table:table-cell>
          <table:table-cell table:formula="of:=[.A6]*[.B6]" office:value-type="float" office:value="13948" calcext:value-type="float">
            <text:p>1394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389" calcext:value-type="float">
            <text:p>3389</text:p>
          </table:table-cell>
          <table:table-cell table:formula="of:=[.I6]*[.J6]" office:value-type="float" office:value="13556" calcext:value-type="float">
            <text:p>1355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8" calcext:value-type="float">
            <text:p>2908</text:p>
          </table:table-cell>
          <table:table-cell table:formula="of:=[.A7]*[.B7]" office:value-type="float" office:value="23264" calcext:value-type="float">
            <text:p>232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708" calcext:value-type="float">
            <text:p>2708</text:p>
          </table:table-cell>
          <table:table-cell table:formula="of:=[.I7]*[.J7]" office:value-type="float" office:value="21664" calcext:value-type="float">
            <text:p>216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7" calcext:value-type="float">
            <text:p>2177</text:p>
          </table:table-cell>
          <table:table-cell table:formula="of:=[.A8]*[.B8]" office:value-type="float" office:value="34832" calcext:value-type="float">
            <text:p>3483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063" calcext:value-type="float">
            <text:p>2063</text:p>
          </table:table-cell>
          <table:table-cell table:formula="of:=[.I8]*[.J8]" office:value-type="float" office:value="33008" calcext:value-type="float">
            <text:p>33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3" calcext:value-type="float">
            <text:p>1513</text:p>
          </table:table-cell>
          <table:table-cell table:formula="of:=[.A9]*[.B9]" office:value-type="float" office:value="48416" calcext:value-type="float">
            <text:p>4841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410" calcext:value-type="float">
            <text:p>1410</text:p>
          </table:table-cell>
          <table:table-cell table:formula="of:=[.I9]*[.J9]" office:value-type="float" office:value="45120" calcext:value-type="float">
            <text:p>45120</text:p>
          </table:table-cell>
          <table:table-cell table:number-columns-repeated="4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office:value-type="string" calcext:value-type="string">
            <text:p>Test 3: postgres 10.2 vs. cockroach 2.0-alpha.20180212</text:p>
          </table:table-cell>
          <table:table-cell table:number-columns-repeated="7"/>
          <table:table-cell office:value-type="string" calcext:value-type="string">
            <text:p>Test 4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 table:number-columns-repeated="3"/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table:formula="of:=[.J34]" office:value-type="float" office:value="8047" calcext:value-type="float">
            <text:p>8047</text:p>
          </table:table-cell>
          <table:table-cell office:value-type="float" office:value="3748" calcext:value-type="float">
            <text:p>3748</text:p>
          </table:table-cell>
          <table:table-cell table:formula="of:=[.L34]" office:value-type="float" office:value="3748" calcext:value-type="float">
            <text:p>3748</text:p>
          </table:table-cell>
          <table:table-cell/>
          <table:table-cell table:style-name="ce1" table:formula="of:=[.M34]/[.K34]" office:value-type="percentage" office:value="0.465763638623089" calcext:value-type="percentage">
            <text:p>46,58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1" calcext:value-type="float">
            <text:p>4871</text:p>
          </table:table-cell>
          <table:table-cell table:formula="of:=[.A35]*[.B35]" office:value-type="float" office:value="4871" calcext:value-type="float">
            <text:p>48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456" calcext:value-type="float">
            <text:p>7456</text:p>
          </table:table-cell>
          <table:table-cell table:formula="of:=[.I35]*[.J35]" office:value-type="float" office:value="7456" calcext:value-type="float">
            <text:p>7456</text:p>
          </table:table-cell>
          <table:table-cell office:value-type="float" office:value="3167" calcext:value-type="float">
            <text:p>3167</text:p>
          </table:table-cell>
          <table:table-cell table:formula="of:=[.L35]*[.I35]" office:value-type="float" office:value="3167" calcext:value-type="float">
            <text:p>3167</text:p>
          </table:table-cell>
          <table:table-cell/>
          <table:table-cell table:style-name="ce1" table:formula="of:=[.M35]/[.K35]" office:value-type="percentage" office:value="0.424758583690987" calcext:value-type="percentage">
            <text:p>42,48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table:formula="of:=[.A36]*[.B36]" office:value-type="float" office:value="8218" calcext:value-type="float">
            <text:p>82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138" calcext:value-type="float">
            <text:p>6138</text:p>
          </table:table-cell>
          <table:table-cell table:formula="of:=[.I36]*[.J36]" office:value-type="float" office:value="12276" calcext:value-type="float">
            <text:p>12276</text:p>
          </table:table-cell>
          <table:table-cell office:value-type="float" office:value="2734" calcext:value-type="float">
            <text:p>2734</text:p>
          </table:table-cell>
          <table:table-cell table:formula="of:=[.L36]*[.I36]" office:value-type="float" office:value="5468" calcext:value-type="float">
            <text:p>5468</text:p>
          </table:table-cell>
          <table:table-cell/>
          <table:table-cell table:style-name="ce1" table:formula="of:=[.M36]/[.K36]" office:value-type="percentage" office:value="0.445421961550994" calcext:value-type="percentage">
            <text:p>44,54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6" calcext:value-type="float">
            <text:p>3436</text:p>
          </table:table-cell>
          <table:table-cell table:formula="of:=[.A37]*[.B37]" office:value-type="float" office:value="13744" calcext:value-type="float">
            <text:p>1374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2" calcext:value-type="float">
            <text:p>5002</text:p>
          </table:table-cell>
          <table:table-cell table:formula="of:=[.I37]*[.J37]" office:value-type="float" office:value="20008" calcext:value-type="float">
            <text:p>20008</text:p>
          </table:table-cell>
          <table:table-cell office:value-type="float" office:value="2196" calcext:value-type="float">
            <text:p>2196</text:p>
          </table:table-cell>
          <table:table-cell table:formula="of:=[.L37]*[.I37]" office:value-type="float" office:value="8784" calcext:value-type="float">
            <text:p>8784</text:p>
          </table:table-cell>
          <table:table-cell/>
          <table:table-cell table:style-name="ce1" table:formula="of:=[.M37]/[.K37]" office:value-type="percentage" office:value="0.439024390243902" calcext:value-type="percentage">
            <text:p>43,90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36" calcext:value-type="float">
            <text:p>2736</text:p>
          </table:table-cell>
          <table:table-cell table:formula="of:=[.A38]*[.B38]" office:value-type="float" office:value="21888" calcext:value-type="float">
            <text:p>2188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880" calcext:value-type="float">
            <text:p>3880</text:p>
          </table:table-cell>
          <table:table-cell table:formula="of:=[.I38]*[.J38]" office:value-type="float" office:value="31040" calcext:value-type="float">
            <text:p>31040</text:p>
          </table:table-cell>
          <table:table-cell office:value-type="float" office:value="1578" calcext:value-type="float">
            <text:p>1578</text:p>
          </table:table-cell>
          <table:table-cell table:formula="of:=[.L38]*[.I38]" office:value-type="float" office:value="12624" calcext:value-type="float">
            <text:p>12624</text:p>
          </table:table-cell>
          <table:table-cell/>
          <table:table-cell table:style-name="ce1" table:formula="of:=[.M38]/[.K38]" office:value-type="percentage" office:value="0.406701030927835" calcext:value-type="percentage">
            <text:p>40,67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4" calcext:value-type="float">
            <text:p>2084</text:p>
          </table:table-cell>
          <table:table-cell table:formula="of:=[.A39]*[.B39]" office:value-type="float" office:value="33344" calcext:value-type="float">
            <text:p>3334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754" calcext:value-type="float">
            <text:p>2754</text:p>
          </table:table-cell>
          <table:table-cell table:formula="of:=[.I39]*[.J39]" office:value-type="float" office:value="44064" calcext:value-type="float">
            <text:p>44064</text:p>
          </table:table-cell>
          <table:table-cell office:value-type="float" office:value="1118" calcext:value-type="float">
            <text:p>1118</text:p>
          </table:table-cell>
          <table:table-cell table:formula="of:=[.L39]*[.I39]" office:value-type="float" office:value="17888" calcext:value-type="float">
            <text:p>17888</text:p>
          </table:table-cell>
          <table:table-cell/>
          <table:table-cell table:style-name="ce1" table:formula="of:=[.M39]/[.K39]" office:value-type="percentage" office:value="0.405954974582426" calcext:value-type="percentage">
            <text:p>40,60 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0" calcext:value-type="float">
            <text:p>1450</text:p>
          </table:table-cell>
          <table:table-cell table:formula="of:=[.A40]*[.B40]" office:value-type="float" office:value="46400" calcext:value-type="float">
            <text:p>4640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771" calcext:value-type="float">
            <text:p>1771</text:p>
          </table:table-cell>
          <table:table-cell table:formula="of:=[.I40]*[.J40]" office:value-type="float" office:value="56672" calcext:value-type="float">
            <text:p>56672</text:p>
          </table:table-cell>
          <table:table-cell office:value-type="float" office:value="701" calcext:value-type="float">
            <text:p>701</text:p>
          </table:table-cell>
          <table:table-cell table:formula="of:=[.L40]*[.I40]" office:value-type="float" office:value="22432" calcext:value-type="float">
            <text:p>22432</text:p>
          </table:table-cell>
          <table:table-cell/>
          <table:table-cell table:style-name="ce1" table:formula="of:=[.M40]/[.K40]" office:value-type="percentage" office:value="0.395821569734613" calcext:value-type="percentage">
            <text:p>39,58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.00.0000</text:date>, <text:time style:data-style-name="N2" text:time-value="19:35:04.3085840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17:47.180002927</meta:creation-date>
    <dc:date>2018-02-27T20:00:51.791538271</dc:date>
    <meta:editing-duration>PT2H3M59S</meta:editing-duration>
    <meta:editing-cycles>9</meta:editing-cycles>
    <meta:generator>LibreOffice/6.0.1.1$Linux_X86_64 LibreOffice_project/00m0$Build-1</meta:generator>
    <meta:document-statistic meta:table-count="1" meta:cell-count="1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185cm" svg:y="0.315cm" chart:style-name="ch2">
          <text:p>Test 1 (subquery)</text:p>
        </chart:title>
        <chart:subtitle svg:x="3.602cm" svg:y="1.246cm" chart:style-name="ch3">
          <text:p>postgres 10.2 vs. cockroach 2.0-alpha.20180212</text:p>
        </chart:subtitle>
        <chart:legend chart:legend-position="end" svg:x="13.091cm" svg:y="3.397cm" style:legend-expansion="high" chart:style-name="ch4"/>
        <chart:plot-area chart:style-name="ch5" table:cell-range-address="Tabelle1.A3:Tabelle1.B3 Tabelle1.B2:Tabelle1.C2 Tabelle1.B4:Tabelle1.C9 Tabelle1.D3:Tabelle1.D3" chart:data-source-has-labels="row" svg:x="1.295cm" svg:y="2.104cm" svg:width="10.632cm" svg:height="5.746cm">
          <chartooo:coordinate-region svg:x="2.523cm" svg:y="2.314cm" svg:width="8.175cm" svg:height="4.867cm"/>
          <chart:axis chart:dimension="x" chart:name="primary-x" chart:style-name="ch6">
            <chart:title svg:x="5.856cm" svg:y="8.03cm" chart:style-name="ch7">
              <text:p>batch size</text:p>
            </chart:title>
          </chart:axis>
          <chart:axis chart:dimension="y" chart:name="primary-y" chart:style-name="ch8">
            <chart:title svg:x="0.451cm" svg:y="5.997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47cm" svg:y="5.495cm" chart:style-name="ch9">
              <text:p>rows/s</text:p>
            </chart:title>
          </chart:axis>
          <chart:series chart:attached-axis="primary-y" chart:style-name="ch12" chart:values-cell-range-address="Tabelle1.B3:Tabelle1.B3" loext:label-string="pg_single" chart:class="chart:scatter">
            <chart:domain table:cell-range-address="Tabelle1.A3:Tabelle1.A3"/>
            <chart:data-point/>
          </chart:series>
          <chart:series chart:attached-axis="primary-y" chart:style-name="ch13" chart:values-cell-range-address="Tabelle1.B4:Tabelle1.B9" chart:label-cell-address="Tabelle1.B2:Tabelle1.B2" chart:class="chart:scatter">
            <chart:domain table:cell-range-address="Tabelle1.A4:Tabelle1.A9"/>
            <chart:data-point chart:repeated="6"/>
          </chart:series>
          <chart:series chart:attached-axis="secondary-y" chart:style-name="ch14" chart:values-cell-range-address="Tabelle1.C4:Tabelle1.C9" chart:label-cell-address="Tabelle1.C2:Tabelle1.C2" chart:class="chart:scatter">
            <chart:domain table:cell-range-address="Tabelle1.A4:Tabelle1.A9"/>
            <chart:data-point chart:repeated="6"/>
          </chart:series>
          <chart:series chart:attached-axis="primary-y" chart:style-name="ch15" chart:values-cell-range-address="Tabelle1.D3:Tabelle1.D3" loext:label-string="cr_single" chart:class="chart:scatte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Tabelle1.B2:Tabelle1.B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 rows/s</text:p>
                <draw:g>
                  <svg:desc>Tabelle1.C2:Tabelle1.C2</svg:desc>
                </draw:g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3:Tabelle1.A3</svg:desc>
                </draw:g>
              </table:table-cell>
              <table:table-cell office:value-type="float" office:value="6348">
                <text:p>6348</text:p>
                <draw:g>
                  <svg:desc>Tabelle1.B3:Tabelle1.B3</svg:desc>
                </draw:g>
              </table:table-cell>
              <table:table-cell office:value-type="float" office:value="1">
                <text:p>1</text:p>
                <draw:g>
                  <svg:desc>Tabelle1.A4:Tabelle1.A9</svg:desc>
                </draw:g>
              </table:table-cell>
              <table:table-cell office:value-type="float" office:value="4404">
                <text:p>4404</text:p>
                <draw:g>
                  <svg:desc>Tabelle1.B4:Tabelle1.B9</svg:desc>
                </draw:g>
              </table:table-cell>
              <table:table-cell office:value-type="float" office:value="1">
                <text:p>1</text:p>
                <draw:g>
                  <svg:desc>Tabelle1.A4:Tabelle1.A9</svg:desc>
                </draw:g>
              </table:table-cell>
              <table:table-cell office:value-type="float" office:value="4404">
                <text:p>4404</text:p>
                <draw:g>
                  <svg:desc>Tabelle1.C4:Tabelle1.C9</svg:desc>
                </draw:g>
              </table:table-cell>
              <table:table-cell office:value-type="float" office:value="4444">
                <text:p>4444</text:p>
                <draw:g>
                  <svg:desc>Tabelle1.D3:Tabelle1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985">
                <text:p>3985</text:p>
              </table:table-cell>
              <table:table-cell office:value-type="float" office:value="2">
                <text:p>2</text:p>
              </table:table-cell>
              <table:table-cell office:value-type="float" office:value="7970">
                <text:p>7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487">
                <text:p>3487</text:p>
              </table:table-cell>
              <table:table-cell office:value-type="float" office:value="4">
                <text:p>4</text:p>
              </table:table-cell>
              <table:table-cell office:value-type="float" office:value="13948">
                <text:p>13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08">
                <text:p>2908</text:p>
              </table:table-cell>
              <table:table-cell office:value-type="float" office:value="8">
                <text:p>8</text:p>
              </table:table-cell>
              <table:table-cell office:value-type="float" office:value="23264">
                <text:p>2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177">
                <text:p>2177</text:p>
              </table:table-cell>
              <table:table-cell office:value-type="float" office:value="16">
                <text:p>16</text:p>
              </table:table-cell>
              <table:table-cell office:value-type="float" office:value="34832">
                <text:p>3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13">
                <text:p>1513</text:p>
              </table:table-cell>
              <table:table-cell office:value-type="float" office:value="32">
                <text:p>32</text:p>
              </table:table-cell>
              <table:table-cell office:value-type="float" office:value="48416">
                <text:p>484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185cm" svg:y="0.315cm" chart:style-name="ch2">
          <text:p>Test 2 (subquery)</text:p>
        </chart:title>
        <chart:subtitle svg:x="3.602cm" svg:y="1.246cm" chart:style-name="ch3">
          <text:p>postgres 10.2 vs. cockroach 2.0-alpha.20180212</text:p>
        </chart:subtitle>
        <chart:legend chart:legend-position="end" svg:x="13.091cm" svg:y="3.397cm" style:legend-expansion="high" chart:style-name="ch4"/>
        <chart:plot-area chart:style-name="ch5" table:cell-range-address="Tabelle1.I3:Tabelle1.J3 Tabelle1.J2:Tabelle1.K2 Tabelle1.J4:Tabelle1.K9 Tabelle1.L3:Tabelle1.L3" chart:data-source-has-labels="row" svg:x="1.295cm" svg:y="2.104cm" svg:width="10.632cm" svg:height="5.746cm">
          <chartooo:coordinate-region svg:x="2.523cm" svg:y="2.314cm" svg:width="8.175cm" svg:height="4.867cm"/>
          <chart:axis chart:dimension="x" chart:name="primary-x" chart:style-name="ch6">
            <chart:title svg:x="5.856cm" svg:y="8.03cm" chart:style-name="ch7">
              <text:p>batch size</text:p>
            </chart:title>
          </chart:axis>
          <chart:axis chart:dimension="y" chart:name="primary-y" chart:style-name="ch8">
            <chart:title svg:x="0.451cm" svg:y="5.997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47cm" svg:y="5.495cm" chart:style-name="ch9">
              <text:p>rows/s</text:p>
            </chart:title>
          </chart:axis>
          <chart:series chart:attached-axis="primary-y" chart:style-name="ch12" chart:values-cell-range-address="Tabelle1.J3:Tabelle1.J3" loext:label-string="pg_single" chart:class="chart:scatter">
            <chart:domain table:cell-range-address="Tabelle1.I3:Tabelle1.I3"/>
            <chart:data-point/>
          </chart:series>
          <chart:series chart:attached-axis="primary-y" chart:style-name="ch13" chart:values-cell-range-address="Tabelle1.J4:Tabelle1.J9" chart:label-cell-address="Tabelle1.J2:Tabelle1.J2" chart:class="chart:scatter">
            <chart:domain table:cell-range-address="Tabelle1.I4:Tabelle1.I9"/>
            <chart:data-point chart:repeated="6"/>
          </chart:series>
          <chart:series chart:attached-axis="secondary-y" chart:style-name="ch14" chart:values-cell-range-address="Tabelle1.K4:Tabelle1.K9" chart:label-cell-address="Tabelle1.K2:Tabelle1.K2" chart:class="chart:scatter">
            <chart:domain table:cell-range-address="Tabelle1.I4:Tabelle1.I9"/>
            <chart:data-point chart:repeated="6"/>
          </chart:series>
          <chart:series chart:attached-axis="primary-y" chart:style-name="ch15" chart:values-cell-range-address="Tabelle1.L3:Tabelle1.L3" loext:label-string="cr_single" chart:class="chart:scatte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Tabelle1.J2:Tabelle1.J2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 rows/s</text:p>
                <draw:g>
                  <svg:desc>Tabelle1.K2:Tabelle1.K2</svg:desc>
                </draw:g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I3:Tabelle1.I3</svg:desc>
                </draw:g>
              </table:table-cell>
              <table:table-cell office:value-type="float" office:value="6918">
                <text:p>6918</text:p>
                <draw:g>
                  <svg:desc>Tabelle1.J3:Tabelle1.J3</svg:desc>
                </draw:g>
              </table:table-cell>
              <table:table-cell office:value-type="float" office:value="1">
                <text:p>1</text:p>
                <draw:g>
                  <svg:desc>Tabelle1.I4:Tabelle1.I9</svg:desc>
                </draw:g>
              </table:table-cell>
              <table:table-cell office:value-type="float" office:value="4528">
                <text:p>4528</text:p>
                <draw:g>
                  <svg:desc>Tabelle1.J4:Tabelle1.J9</svg:desc>
                </draw:g>
              </table:table-cell>
              <table:table-cell office:value-type="float" office:value="1">
                <text:p>1</text:p>
                <draw:g>
                  <svg:desc>Tabelle1.I4:Tabelle1.I9</svg:desc>
                </draw:g>
              </table:table-cell>
              <table:table-cell office:value-type="float" office:value="4528">
                <text:p>4528</text:p>
                <draw:g>
                  <svg:desc>Tabelle1.K4:Tabelle1.K9</svg:desc>
                </draw:g>
              </table:table-cell>
              <table:table-cell office:value-type="float" office:value="2092">
                <text:p>2092</text:p>
                <draw:g>
                  <svg:desc>Tabelle1.L3:Tabelle1.L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958">
                <text:p>3958</text:p>
              </table:table-cell>
              <table:table-cell office:value-type="float" office:value="2">
                <text:p>2</text:p>
              </table:table-cell>
              <table:table-cell office:value-type="float" office:value="7916">
                <text:p>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389">
                <text:p>3389</text:p>
              </table:table-cell>
              <table:table-cell office:value-type="float" office:value="4">
                <text:p>4</text:p>
              </table:table-cell>
              <table:table-cell office:value-type="float" office:value="13556">
                <text:p>13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708">
                <text:p>2708</text:p>
              </table:table-cell>
              <table:table-cell office:value-type="float" office:value="8">
                <text:p>8</text:p>
              </table:table-cell>
              <table:table-cell office:value-type="float" office:value="21664">
                <text:p>2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063">
                <text:p>2063</text:p>
              </table:table-cell>
              <table:table-cell office:value-type="float" office:value="16">
                <text:p>16</text:p>
              </table:table-cell>
              <table:table-cell office:value-type="float" office:value="33008">
                <text:p>3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410">
                <text:p>1410</text:p>
              </table:table-cell>
              <table:table-cell office:value-type="float" office:value="32">
                <text:p>32</text:p>
              </table:table-cell>
              <table:table-cell office:value-type="float" office:value="45120">
                <text:p>451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767cm" svg:y="0.315cm" chart:style-name="ch2">
          <text:p>Test 4 (select distinct)</text:p>
        </chart:title>
        <chart:subtitle svg:x="3.602cm" svg:y="1.246cm" chart:style-name="ch3">
          <text:p>postgres 10.2 vs. cockroach 2.0-alpha.20180212</text:p>
        </chart:subtitle>
        <chart:legend chart:legend-position="end" svg:x="13.091cm" svg:y="2.877cm" style:legend-expansion="high" chart:style-name="ch4"/>
        <chart:plot-area chart:style-name="ch5" table:cell-range-address="Tabelle1.I34:Tabelle1.J34 Tabelle1.J33:Tabelle1.M33 Tabelle1.J35:Tabelle1.M40 Tabelle1.L34:Tabelle1.L34" chart:data-source-has-labels="row" svg:x="1.295cm" svg:y="2.104cm" svg:width="10.632cm" svg:height="5.746cm">
          <chartooo:coordinate-region svg:x="2.523cm" svg:y="2.314cm" svg:width="8.175cm" svg:height="4.867cm"/>
          <chart:axis chart:dimension="x" chart:name="primary-x" chart:style-name="ch6">
            <chart:title svg:x="5.856cm" svg:y="8.03cm" chart:style-name="ch7">
              <text:p>batch size</text:p>
            </chart:title>
          </chart:axis>
          <chart:axis chart:dimension="y" chart:name="primary-y" chart:style-name="ch8">
            <chart:title svg:x="0.451cm" svg:y="5.997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47cm" svg:y="5.495cm" chart:style-name="ch9">
              <text:p>rows/s</text:p>
            </chart:title>
          </chart:axis>
          <chart:series chart:attached-axis="primary-y" chart:style-name="ch12" chart:values-cell-range-address="Tabelle1.J34:Tabelle1.J34" loext:label-string="pg_single" chart:class="chart:scatter">
            <chart:domain table:cell-range-address="Tabelle1.I34:Tabelle1.I34"/>
            <chart:data-point/>
          </chart:series>
          <chart:series chart:attached-axis="primary-y" chart:style-name="ch13" chart:values-cell-range-address="Tabelle1.J35:Tabelle1.J40" chart:label-cell-address="Tabelle1.J33:Tabelle1.J33" chart:class="chart:scatter">
            <chart:domain table:cell-range-address="Tabelle1.I35:Tabelle1.I40"/>
            <chart:data-point chart:repeated="6"/>
          </chart:series>
          <chart:series chart:attached-axis="secondary-y" chart:style-name="ch14" chart:values-cell-range-address="Tabelle1.K35:Tabelle1.K40" chart:label-cell-address="Tabelle1.K33:Tabelle1.K33" chart:class="chart:scatter">
            <chart:domain table:cell-range-address="Tabelle1.I35:Tabelle1.I40"/>
            <chart:data-point chart:repeated="6"/>
          </chart:series>
          <chart:series chart:attached-axis="primary-y" chart:style-name="ch15" chart:values-cell-range-address="Tabelle1.L34:Tabelle1.L34" loext:label-string="cr_single" chart:class="chart:scatter">
            <chart:data-point/>
          </chart:series>
          <chart:series chart:attached-axis="primary-y" chart:style-name="ch16" chart:values-cell-range-address="Tabelle1.L35:Tabelle1.L40" chart:label-cell-address="Tabelle1.L33:Tabelle1.L33" chart:class="chart:scatter">
            <chart:domain table:cell-range-address="Tabelle1.I35:Tabelle1.I40"/>
            <chart:data-point chart:repeated="6"/>
          </chart:series>
          <chart:series chart:attached-axis="secondary-y" chart:style-name="ch17" chart:values-cell-range-address="Tabelle1.M35:Tabelle1.M40" chart:label-cell-address="Tabelle1.M33:Tabelle1.M33" chart:class="chart:scatter">
            <chart:domain table:cell-range-address="Tabelle1.I35:Tabelle1.I40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Tabelle1.J33:Tabelle1.J33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 rows/s</text:p>
                <draw:g>
                  <svg:desc>Tabelle1.K33:Tabelle1.K33</svg:desc>
                </draw:g>
              </table:table-cell>
              <table:table-cell office:value-type="string">
                <text:p>cr_single</text:p>
              </table:table-cell>
              <table:table-cell office:value-type="string">
                <text:p>Spalte I</text:p>
              </table:table-cell>
              <table:table-cell office:value-type="string">
                <text:p>cr tx/s</text:p>
                <draw:g>
                  <svg:desc>Tabelle1.L33:Tabelle1.L33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cr rows/s</text:p>
                <draw:g>
                  <svg:desc>Tabelle1.M33:Tabelle1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I34:Tabelle1.I34</svg:desc>
                </draw:g>
              </table:table-cell>
              <table:table-cell office:value-type="float" office:value="8047">
                <text:p>8047</text:p>
                <draw:g>
                  <svg:desc>Tabelle1.J34:Tabelle1.J34</svg:desc>
                </draw:g>
              </table:table-cell>
              <table:table-cell office:value-type="float" office:value="1">
                <text:p>1</text:p>
                <draw:g>
                  <svg:desc>Tabelle1.I35:Tabelle1.I40</svg:desc>
                </draw:g>
              </table:table-cell>
              <table:table-cell office:value-type="float" office:value="7456">
                <text:p>7456</text:p>
                <draw:g>
                  <svg:desc>Tabelle1.J35:Tabelle1.J40</svg:desc>
                </draw:g>
              </table:table-cell>
              <table:table-cell office:value-type="float" office:value="1">
                <text:p>1</text:p>
                <draw:g>
                  <svg:desc>Tabelle1.I35:Tabelle1.I40</svg:desc>
                </draw:g>
              </table:table-cell>
              <table:table-cell office:value-type="float" office:value="7456">
                <text:p>7456</text:p>
                <draw:g>
                  <svg:desc>Tabelle1.K35:Tabelle1.K40</svg:desc>
                </draw:g>
              </table:table-cell>
              <table:table-cell office:value-type="float" office:value="3748">
                <text:p>3748</text:p>
                <draw:g>
                  <svg:desc>Tabelle1.L34:Tabelle1.L34</svg:desc>
                </draw:g>
              </table:table-cell>
              <table:table-cell office:value-type="float" office:value="1">
                <text:p>1</text:p>
                <draw:g>
                  <svg:desc>Tabelle1.I35:Tabelle1.I40</svg:desc>
                </draw:g>
              </table:table-cell>
              <table:table-cell office:value-type="float" office:value="3167">
                <text:p>3167</text:p>
                <draw:g>
                  <svg:desc>Tabelle1.L35:Tabelle1.L40</svg:desc>
                </draw:g>
              </table:table-cell>
              <table:table-cell office:value-type="float" office:value="1">
                <text:p>1</text:p>
                <draw:g>
                  <svg:desc>Tabelle1.I35:Tabelle1.I40</svg:desc>
                </draw:g>
              </table:table-cell>
              <table:table-cell office:value-type="float" office:value="3167">
                <text:p>3167</text:p>
                <draw:g>
                  <svg:desc>Tabelle1.M35:Tabelle1.M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138">
                <text:p>6138</text:p>
              </table:table-cell>
              <table:table-cell office:value-type="float" office:value="2">
                <text:p>2</text:p>
              </table:table-cell>
              <table:table-cell office:value-type="float" office:value="12276">
                <text:p>1227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734">
                <text:p>2734</text:p>
              </table:table-cell>
              <table:table-cell office:value-type="float" office:value="2">
                <text:p>2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002">
                <text:p>5002</text:p>
              </table:table-cell>
              <table:table-cell office:value-type="float" office:value="4">
                <text:p>4</text:p>
              </table:table-cell>
              <table:table-cell office:value-type="float" office:value="20008">
                <text:p>2000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196">
                <text:p>2196</text:p>
              </table:table-cell>
              <table:table-cell office:value-type="float" office:value="4">
                <text:p>4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880">
                <text:p>3880</text:p>
              </table:table-cell>
              <table:table-cell office:value-type="float" office:value="8">
                <text:p>8</text:p>
              </table:table-cell>
              <table:table-cell office:value-type="float" office:value="31040">
                <text:p>310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578">
                <text:p>1578</text:p>
              </table:table-cell>
              <table:table-cell office:value-type="float" office:value="8">
                <text:p>8</text:p>
              </table:table-cell>
              <table:table-cell office:value-type="float" office:value="12624">
                <text:p>1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754">
                <text:p>2754</text:p>
              </table:table-cell>
              <table:table-cell office:value-type="float" office:value="16">
                <text:p>16</text:p>
              </table:table-cell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18">
                <text:p>1118</text:p>
              </table:table-cell>
              <table:table-cell office:value-type="float" office:value="16">
                <text:p>16</text:p>
              </table:table-cell>
              <table:table-cell office:value-type="float" office:value="17888">
                <text:p>1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771">
                <text:p>1771</text:p>
              </table:table-cell>
              <table:table-cell office:value-type="float" office:value="32">
                <text:p>32</text:p>
              </table:table-cell>
              <table:table-cell office:value-type="float" office:value="56672">
                <text:p>5667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701">
                <text:p>701</text:p>
              </table:table-cell>
              <table:table-cell office:value-type="float" office:value="32">
                <text:p>32</text:p>
              </table:table-cell>
              <table:table-cell office:value-type="float" office:value="22432">
                <text:p>22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